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Arial1" svg:font-family="Arial"/>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svg:font-family="Courier" style:font-family-generic="modern" style:font-pitch="fixed"/>
    <style:font-face style:name="Courier New4"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ourier New2" svg:font-family="'Courier New'" style:font-family-generic="roman" style:font-pitch="fixed"/>
    <style:font-face style:name="Aharoni" svg:font-family="Aharoni" style:font-adornments="Bold" style:font-pitch="variable"/>
    <style:font-face style:name="Andale Sans UI" svg:font-family="'Andale Sans UI'" style:font-pitch="variable"/>
    <style:font-face style:name="Arial Black" svg:font-family="'Arial Black'" style:font-adornments="Normal" style:font-pitch="variable"/>
    <style:font-face style:name="MS Mincho" svg:font-family="'MS Mincho'"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RootElements" style:family="table">
      <style:table-properties style:width="6.0014in" table:align="margins"/>
    </style:style>
    <style:style style:name="RootElements.A" style:family="table-column">
      <style:table-column-properties style:column-width="2.2611in" style:rel-column-width="24691*"/>
    </style:style>
    <style:style style:name="RootElements.B" style:family="table-column">
      <style:table-column-properties style:column-width="1.8951in" style:rel-column-width="20694*"/>
    </style:style>
    <style:style style:name="RootElements.C" style:family="table-column">
      <style:table-column-properties style:column-width="1.8451in" style:rel-column-width="20150*"/>
    </style:style>
    <style:style style:name="RootElements.A1" style:family="table-cell">
      <style:table-cell-properties fo:padding="0.0382in" fo:border-left="0.0007in solid #000000" fo:border-right="none" fo:border-top="0.0007in solid #000000" fo:border-bottom="0.0007in solid #000000"/>
    </style:style>
    <style:style style:name="RootElements.C1" style:family="table-cell">
      <style:table-cell-properties fo:padding="0.0382in" fo:border="0.0007in solid #000000"/>
    </style:style>
    <style:style style:name="RootElements.A2" style:family="table-cell">
      <style:table-cell-properties fo:padding="0.0382in" fo:border-left="0.0007in solid #000000" fo:border-right="none" fo:border-top="none" fo:border-bottom="0.0007in solid #000000"/>
    </style:style>
    <style:style style:name="RootElements.C2" style:family="table-cell">
      <style:table-cell-properties fo:padding="0.0382in" fo:border-left="0.0007in solid #000000" fo:border-right="0.0007in solid #000000" fo:border-top="none" fo:border-bottom="0.0007in solid #000000"/>
    </style:style>
    <style:style style:name="RootElementsContent" style:family="table">
      <style:table-properties style:width="6.0014in" table:align="margins"/>
    </style:style>
    <style:style style:name="RootElementsContent.A" style:family="table-column">
      <style:table-column-properties style:column-width="1.2604in" style:rel-column-width="13763*"/>
    </style:style>
    <style:style style:name="RootElementsContent.B" style:family="table-column">
      <style:table-column-properties style:column-width="1.6146in" style:rel-column-width="17631*"/>
    </style:style>
    <style:style style:name="RootElementsContent.C" style:family="table-column">
      <style:table-column-properties style:column-width="0.875in" style:rel-column-width="9554*"/>
    </style:style>
    <style:style style:name="RootElementsContent.D" style:family="table-column">
      <style:table-column-properties style:column-width="0.9688in" style:rel-column-width="10578*"/>
    </style:style>
    <style:style style:name="RootElementsContent.E" style:family="table-column">
      <style:table-column-properties style:column-width="1.2826in" style:rel-column-width="14009*"/>
    </style:style>
    <style:style style:name="RootElementsContent.A1" style:family="table-cell">
      <style:table-cell-properties fo:padding="0.0382in" fo:border-left="0.0007in solid #000000" fo:border-right="none" fo:border-top="0.0007in solid #000000" fo:border-bottom="0.0007in solid #000000"/>
    </style:style>
    <style:style style:name="RootElementsContent.E1" style:family="table-cell">
      <style:table-cell-properties fo:padding="0.0382in" fo:border="0.0007in solid #000000"/>
    </style:style>
    <style:style style:name="RootElementsContent.A2" style:family="table-cell">
      <style:table-cell-properties fo:padding="0.0382in" fo:border-left="0.0007in solid #000000" fo:border-right="none" fo:border-top="none" fo:border-bottom="0.0007in solid #000000"/>
    </style:style>
    <style:style style:name="RootElementsContent.E2" style:family="table-cell">
      <style:table-cell-properties fo:padding="0.0382in" fo:border-left="0.0007in solid #000000" fo:border-right="0.0007in solid #000000" fo:border-top="none" fo:border-bottom="0.0007in solid #000000"/>
    </style:style>
    <style:style style:name="P1" style:family="paragraph" style:parent-style-name="Legal_20_notice">
      <style:paragraph-properties fo:margin-top="0.0555in" fo:margin-bottom="0.0555in"/>
      <style:text-properties fo:color="#99ccff" style:font-name="Arial Black" fo:font-size="18pt" fo:background-color="transparent" style:font-size-asian="18pt" style:font-size-complex="18pt"/>
    </style:style>
    <style:style style:name="P2" style:family="paragraph" style:parent-style-name="Legal_20_notice">
      <style:paragraph-properties fo:margin-top="0.0555in" fo:margin-bottom="0.0555in" fo:keep-with-next="auto">
        <style:tab-stops>
          <style:tab-stop style:position="5.9929in" style:type="right" style:leader-style="dotted" style:leader-text="."/>
        </style:tab-stops>
      </style:paragraph-properties>
    </style:style>
    <style:style style:name="P3" style:family="paragraph" style:parent-style-name="Subtitle">
      <style:paragraph-properties fo:break-before="page"/>
    </style:style>
    <style:style style:name="P4" style:family="paragraph" style:parent-style-name="Heading_20_2">
      <style:text-properties fo:language="en" fo:country="US"/>
    </style:style>
    <style:style style:name="P5" style:family="paragraph" style:parent-style-name="Table_20_Contents">
      <style:paragraph-properties>
        <style:tab-stops>
          <style:tab-stop style:position="0.2083in"/>
        </style:tab-stops>
      </style:paragraph-properties>
    </style:style>
    <style:style style:name="P6" style:family="paragraph" style:parent-style-name="Table_20_Contents">
      <style:paragraph-properties fo:text-align="center" style:justify-single-word="false"/>
      <style:text-properties style:font-name="StarSymbol1" style:font-name-asian="StarSymbol1" style:font-name-complex="StarSymbol1"/>
    </style:style>
    <style:style style:name="P7" style:family="paragraph" style:parent-style-name="Table_20_Contents">
      <style:paragraph-properties fo:text-align="center" style:justify-single-word="false"/>
    </style:style>
    <style:style style:name="P8" style:family="paragraph" style:parent-style-name="Example" style:master-page-name="">
      <style:paragraph-properties style:page-number="auto"/>
    </style:style>
    <style:style style:name="P9" style:family="paragraph" style:parent-style-name="Subtitle" style:master-page-name="">
      <style:paragraph-properties style:page-number="auto" fo:break-before="page"/>
    </style:style>
    <style:style style:name="P10" style:family="paragraph" style:parent-style-name="Note">
      <style:paragraph-properties fo:margin-left="0in" fo:margin-right="0.5in" fo:text-indent="0in" style:auto-text-indent="false"/>
    </style:style>
    <style:style style:name="P11" style:family="paragraph" style:parent-style-name="Bibliography_20_1">
      <style:paragraph-properties>
        <style:tab-stops>
          <style:tab-stop style:position="0in"/>
        </style:tab-stops>
      </style:paragraph-properties>
    </style:style>
    <style:style style:name="P12" style:family="paragraph" style:parent-style-name="Text_20_body">
      <style:text-properties fo:language="en" fo:country="US"/>
    </style:style>
    <style:style style:name="P13" style:family="paragraph" style:parent-style-name="Heading_20_1">
      <style:text-properties fo:language="en" fo:country="US"/>
    </style:style>
    <style:style style:name="P14" style:family="paragraph" style:parent-style-name="Contents_20_3">
      <style:paragraph-properties>
        <style:tab-stops>
          <style:tab-stop style:position="5.6673in" style:type="right" style:leader-style="dotted" style:leader-text="."/>
        </style:tab-stops>
      </style:paragraph-properties>
    </style:style>
    <style:style style:name="P15" style:family="paragraph" style:parent-style-name="Contents_20_1">
      <style:paragraph-properties>
        <style:tab-stops>
          <style:tab-stop style:position="6.0016in" style:type="right" style:leader-style="dotted" style:leader-text="."/>
        </style:tab-stops>
      </style:paragraph-properties>
    </style:style>
    <style:style style:name="P16" style:family="paragraph" style:parent-style-name="Contents_20_2">
      <style:paragraph-properties>
        <style:tab-stops>
          <style:tab-stop style:position="5.8339in" style:type="right" style:leader-style="dotted" style:leader-text="."/>
        </style:tab-stops>
      </style:paragraph-properties>
    </style:style>
    <style:style style:name="P17" style:family="paragraph" style:parent-style-name="Text_20_body" style:list-style-name="BulletedList"/>
    <style:style style:name="P18" style:family="paragraph" style:parent-style-name="Table_20_Heading">
      <style:paragraph-properties fo:text-align="start" style:justify-single-word="false"/>
    </style:style>
    <style:style style:name="P19" style:family="paragraph">
      <style:paragraph-properties fo:text-align="center"/>
    </style:style>
    <style:style style:name="T1" style:family="text">
      <style:text-properties style:font-name="Arial1" fo:font-size="10pt"/>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style:vertical-pos="top" style:vertical-rel="paragraph-content" style:horizontal-pos="right" style:horizontal-rel="paragraph"/>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38in" style:run-through="foreground" style:wrap="run-through" style:number-wrapped-paragraphs="no-limit" style:vertical-pos="from-top" style:vertical-rel="paragraph" style:horizontal-pos="from-left" style:horizontal-rel="paragraph" draw:wrap-influence-on-position="once-concurrent" style:flow-with-text="false"/>
    </style:style>
    <number:boolean-style style:name="N5099" number:language="en" number:country="US">
      <number:boolean/>
    </number:boolean-style>
    <number:date-style style:name="N5117" number:language="en" number:country="US">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9678" text:name="Date"/>
        <text:user-field-decl office:value-type="string" office:string-value="odt" text:name="Extension"/>
        <text:user-field-decl office:value-type="string" office:string-value="v1.1" text:name="Version"/>
        <text:user-field-decl office:value-type="string" office:string-value="" text:name="description"/>
        <text:user-field-decl office:value-type="string" office:string-value="" text:name="revision"/>
        <text:user-field-decl office:value-type="string" office:string-value="OpenDocument" text:name="tcid"/>
        <text:user-field-decl office:value-type="string" office:string-value="OpenDocument" text:name="CommitteeName"/>
        <text:user-field-decl office:value-type="string" office:string-value="Specification" text:name="ShortTitle"/>
        <text:user-field-decl office:value-type="string" office:string-value="4" text:name="EditorialStatus"/>
        <text:user-field-decl office:value-type="float" office:value="1" text:name="ShowSpecificationSnippets"/>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1">STML</text:p>
      <text:p text:style-name="Title">Scheme Based Web Application Framework</text:p>
      <text:p text:style-name="Subtitle"><text:conditional-text text:condition="ooow:EditorialStatus == &quot;0&quot;" text:string-value-if-true="Proposal" text:string-value-if-false="" text:current-value="true"/><text:conditional-text text:condition="ooow:EditorialStatus == &quot;1&quot;" text:string-value-if-true="Draft" text:string-value-if-false="" text:current-value="true"/><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Alpha Release" text:string-value-if-false="Beta Release">Alpha Release</text:conditional-text><text:user-field-get text:name="revision"/>, <text:user-field-get style:data-style-name="N5117" text:name="Date">18 Aug 2008</text:user-field-get><text:user-field-get text:display="none" style:data-style-name="N5099" text:name="ShowSpecificationSnippets"/> </text:p>
      <text:p text:style-name="Title_20_page_20_info">Specification URIs:</text:p>
      <text:p text:style-name="Title_20_page_20_info">This Version:</text:p>
      <text:p text:style-name="Title_20_page_20_info_20_description"><text:a xlink:type="simple" xlink:href="http://docs.oasis-open.org/office/v1.1/OS/OpenDocument-v1.1.odt"><text:span text:style-name="T1">http://www.kiatoa.com/stml/docs/stml-manual.odt</text:span></text:a></text:p>
      <text:p text:style-name="Title_20_page_20_info">Author:</text:p>
      <text:p text:style-name="Title_20_page_20_info_20_description">Matthew Welland</text:p>
      <text:p text:style-name="Title_20_page_20_info">Status:</text:p>
      <text:p text:style-name="Title_20_page_20_info_20_description">This manual is kept in sync as best I can manage but the best reference is the stml source code itself.</text:p>
      <text:p text:style-name="Title_20_page_20_info">Acnowledgements:</text:p>
      <text:p text:style-name="Title_20_page_20_info_20_description">Thanks to the OpenDocument people for making the OpenDocument standard and for writing the best template imaginable for a decent looking manual. I hope that using the OASIS OpenDocument document as a template is acceptable reuse.<text:line-break/><text:line-break/>Special thanks also to Felix Winkleman and the Chicken Scheme team for the wonderful Chicken Scheme language.</text:p>
      <text:p text:style-name="Title_20_page_20_info_20_description"/>
      <text:p text:style-name="P9">Notices</text:p>
      <text:p text:style-name="Text_20_body">Copyright © Matthew Welland 2007–2008. All Rights Reserved.</text:p>
      <text:p text:style-name="Text_20_body">This document and the software “stml” are provided “as is” with no warrenty implied or intended. The official license for the softare is the GNU GPL License. </text:p>
      <text:p text:style-name="Text_20_body"/>
      <text:p text:style-name="P3">Table of 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15"><text:a xlink:type="simple" xlink:href="#1.Introduction|outline">1 Introduction<text:tab/>4</text:a></text:p>
          <text:p text:style-name="P16"><text:a xlink:type="simple" xlink:href="#1.1.Introduction|outline">1.1 Introduction<text:tab/>4</text:a></text:p>
          <text:p text:style-name="P16"><text:a xlink:type="simple" xlink:href="#1.2.Notation|outline">1.2 Notation<text:tab/>4</text:a></text:p>
          <text:p text:style-name="P16"><text:a xlink:type="simple" xlink:href="#1.3.Limitations|outline">1.3 Limitations<text:tab/>4</text:a></text:p>
          <text:p text:style-name="P16"><text:a xlink:type="simple" xlink:href="#1.4.Nada|outline">1.4 Nada<text:tab/>4</text:a></text:p>
          <text:p text:style-name="P15"><text:a xlink:type="simple" xlink:href="#2.Installation|outline">2 Installation<text:tab/>5</text:a></text:p>
          <text:p text:style-name="P16"><text:a xlink:type="simple" xlink:href="#2.1.Basic site setup|outline">2.1 Basic site setup<text:tab/>5</text:a></text:p>
          <text:p text:style-name="P14"><text:a xlink:type="simple" xlink:href="#2.1.1.Config files|outline">2.1.1 Config files<text:tab/>5</text:a></text:p>
          <text:p text:style-name="P14"><text:a xlink:type="simple" xlink:href="#2.1.2.Database connection|outline">2.1.2 Database connection<text:tab/>5</text:a></text:p>
          <text:p text:style-name="P16"><text:a xlink:type="simple" xlink:href="#2.2.A first page|outline">2.2 A first page<text:tab/>6</text:a></text:p>
          <text:p text:style-name="P14"><text:a xlink:type="simple" xlink:href="#2.2.1.This could be useful also|outline">2.2.1 This could be useful also<text:tab/>6</text:a></text:p>
          <text:p text:style-name="P15"><text:a xlink:type="simple" xlink:href="#3.Howtos|outline">3 Howtos<text:tab/>7</text:a></text:p>
          <text:p text:style-name="P16"><text:a xlink:type="simple" xlink:href="#3.1.Buttons|outline">3.1 Buttons<text:tab/>7</text:a></text:p>
          <text:p text:style-name="P16"><text:a xlink:type="simple" xlink:href="#3.2.Forms|outline">3.2 Forms<text:tab/>7</text:a></text:p>
          <text:p text:style-name="P16"><text:a xlink:type="simple" xlink:href="#3.3.Linking to pages inside the application|outline">3.3 Linking to pages inside the application<text:tab/>7</text:a></text:p>
          <text:p text:style-name="P16"><text:a xlink:type="simple" xlink:href="#3.4.Uploading files|outline">3.4 Uploading files<text:tab/>7</text:a></text:p>
          <text:p text:style-name="P16"><text:a xlink:type="simple" xlink:href="#3.5.Downloading files|outline">3.5 Downloading files<text:tab/>7</text:a></text:p>
          <text:p text:style-name="P15"><text:a xlink:type="simple" xlink:href="#4.DBI Reference|outline">4 DBI Reference<text:tab/>8</text:a></text:p>
          <text:p text:style-name="P16"><text:a xlink:type="simple" xlink:href="#4.1.Commands|outline">4.1 Commands<text:tab/>8</text:a></text:p>
          <text:p text:style-name="P14"><text:a xlink:type="simple" xlink:href="#4.1.1.dbi:open|outline">4.1.1 dbi:open<text:tab/>8</text:a></text:p>
          <text:p text:style-name="P14"><text:a xlink:type="simple" xlink:href="#4.1.2.dbi:for-each-row|outline">4.1.2 dbi:for-each-row<text:tab/>8</text:a></text:p>
          <text:p text:style-name="P14"><text:a xlink:type="simple" xlink:href="#4.1.3.dbi:exec|outline">4.1.3 dbi:exec<text:tab/>8</text:a></text:p>
          <text:p text:style-name="P14"><text:a xlink:type="simple" xlink:href="#4.1.4.dbi:get-one|outline">4.1.4 dbi:get-one<text:tab/>8</text:a></text:p>
          <text:p text:style-name="P15"><text:a xlink:type="simple" xlink:href="#5.The stml reference|outline">5 The stml reference<text:tab/>9</text:a></text:p>
          <text:p text:style-name="P16"><text:a xlink:type="simple" xlink:href="#5.1.stml.scm|outline">5.1 stml.scm<text:tab/>9</text:a></text:p>
          <text:p text:style-name="P14"><text:a xlink:type="simple" xlink:href="#5.1.1.s:&lt;tag&gt;|outline">5.1.1 s:&lt;tag&gt;<text:tab/>9</text:a></text:p>
          <text:p text:style-name="P15"><text:a xlink:type="simple" xlink:href="#6.Appendices|outline">6 Appendices<text:tab/>10</text:a></text:p>
          <text:p text:style-name="P15">Appendix A. References<text:tab/>11</text:p>
          <text:p text:style-name="P15">Appendix B. Acknowledgments (Non Normative)<text:tab/>12</text:p>
        </text:index-body>
      </text:table-of-content>
      <text:p text:style-name="P2"/>
      <text:list text:style-name="Outline">
        <text:list-item>
          <text:h text:style-name="Heading_20_1" text:outline-level="1">Introduction</text:h>
          <text:list>
            <text:list-item>
              <text:h text:style-name="P4" text:outline-level="2">Introduction</text:h>
            </text:list-item>
          </text:list>
        </text:list-item>
      </text:list>
      <text:p text:style-name="P12">This document describes the simple but hopefully useful stml web application framework. Web frameworks vary in complexity and power and there is no one solution that will work for everyone. The stml framework was written to address some specific needs of mine and it may or may not work for you.</text:p>
      <text:list text:style-name="Outline" text:continue-numbering="true">
        <text:list-item>
          <text:list text:continue-numbering="true">
            <text:list-item>
              <text:h text:style-name="P4" text:outline-level="2">Notation</text:h>
            </text:list-item>
          </text:list>
        </text:list-item>
      </text:list>
      <text:p text:style-name="P12">No special notation is used (yet).</text:p>
      <text:list text:style-name="Outline" text:continue-numbering="true">
        <text:list-item>
          <text:list text:continue-numbering="true">
            <text:list-item>
              <text:h text:style-name="P4" text:outline-level="2">Limitations</text:h>
            </text:list-item>
          </text:list>
        </text:list-item>
      </text:list>
      <text:p text:style-name="Text_20_body">The stml software is a work in progress and it may contain bugs both big a little. Currently stml only supports “Web 1.0” applications.</text:p>
      <text:p text:style-name="Table"><text:span text:style-name="Emphasis">Example of a simple dynamic page:</text:span></text:p>
      <text:p text:style-name="RelaxNG">;; Copyright 2007-2008, Matthew Welland. Kiatoa.com All rights reserved.</text:p>
      <text:p text:style-name="RelaxNG">;; </text:p>
      <text:p text:style-name="RelaxNG">;; homeopathy/view.scm</text:p>
      <text:p text:style-name="RelaxNG">;;</text:p>
      <text:p text:style-name="RelaxNG">(list</text:p>
      <text:p text:style-name="RelaxNG"><text:s/>(s:div 'class "node"</text:p>
      <text:p text:style-name="RelaxNG"><text:tab/>(if (s:get "learn-mode")</text:p>
      <text:p text:style-name="RelaxNG"><text:tab/> <text:s text:c="3"/>(s:p "Learn Mode")</text:p>
      <text:p text:style-name="RelaxNG"><text:tab/> <text:s text:c="3"/>(s:p (s:get-n-del! "rmsg")))))</text:p>
      <text:list text:style-name="Outline" text:continue-numbering="true">
        <text:list-item>
          <text:list text:continue-numbering="true">
            <text:list-item>
              <text:h text:style-name="Heading_20_2" text:outline-level="2">Nada</text:h>
            </text:list-item>
          </text:list>
        </text:list-item>
      </text:list>
      <text:p text:style-name="Text_20_body">blah:</text:p>
      <text:list text:style-name="BulletedList">
        <text:list-item>
          <text:p text:style-name="P17">bulleted item;</text:p>
        </text:list-item>
        <text:list-item>
          <text:p text:style-name="P17">second item.</text:p>
        </text:list-item>
      </text:list>
      <text:list text:style-name="Outline" text:continue-numbering="true">
        <text:list-item>
          <text:h text:style-name="Heading_20_1" text:outline-level="1">Installation</text:h>
        </text:list-item>
      </text:list>
      <text:p text:style-name="Text_20_body">The installation process for stml is fairly straightforward but there are several potential gotchas to watch for: </text:p>
      <text:list text:style-name="BulletedList">
        <text:list-item text:start-value="1">
          <text:p text:style-name="P17">Permissions issues.</text:p>
        </text:list-item>
        <text:list-item>
          <text:p text:style-name="P17">Logging.</text:p>
        </text:list-item>
        <text:list-item>
          <text:p text:style-name="P17">Apache cgi setup details.</text:p>
        </text:list-item>
      </text:list>
      <text:list text:style-name="Outline" text:continue-numbering="true">
        <text:list-item>
          <text:list text:continue-numbering="true">
            <text:list-item>
              <text:h text:style-name="Heading_20_2" text:outline-level="2">Basic site setup</text:h>
              <text:list>
                <text:list-item>
                  <text:h text:style-name="Heading_20_3" text:outline-level="3">Config files</text:h>
                </text:list-item>
              </text:list>
            </text:list-item>
          </text:list>
        </text:list-item>
      </text:list>
      <table:table table:name="RootElements" table:style-name="RootElements">
        <table:table-column table:style-name="RootElements.A"/>
        <table:table-column table:style-name="RootElements.B"/>
        <table:table-column table:style-name="RootElements.C"/>
        <table:table-header-rows>
          <table:table-row>
            <table:table-cell table:style-name="RootElements.A1" office:value-type="string">
              <text:p text:style-name="Table_20_Heading">Config file</text:p>
            </table:table-cell>
            <table:table-cell table:style-name="RootElements.A1" office:value-type="string">
              <text:p text:style-name="Table_20_Heading">Location</text:p>
            </table:table-cell>
            <table:table-cell table:style-name="RootElements.C1" office:value-type="string">
              <text:p text:style-name="Table_20_Heading">Purpose</text:p>
            </table:table-cell>
          </table:table-row>
        </table:table-header-rows>
        <table:table-row>
          <table:table-cell table:style-name="RootElements.A2" office:value-type="string">
            <text:p text:style-name="Table_20_Contents"><text:span text:style-name="Element">.&lt;project&gt;.config</text:span></text:p>
          </table:table-cell>
          <table:table-cell table:style-name="RootElements.A2" office:value-type="string">
            <text:p text:style-name="Table_20_Contents">cgi-bin/</text:p>
          </table:table-cell>
          <table:table-cell table:style-name="RootElements.C2" office:value-type="string">
            <text:p text:style-name="Text_20_body">Contains stml configuration</text:p>
          </table:table-cell>
        </table:table-row>
        <table:table-row>
          <table:table-cell table:style-name="RootElements.A2" office:value-type="string">
            <text:p text:style-name="Table_20_Contents"><text:span text:style-name="Element">apache2.config</text:span></text:p>
          </table:table-cell>
          <table:table-cell table:style-name="RootElements.A2" office:value-type="string">
            <text:p text:style-name="P5">/etc/apache2</text:p>
          </table:table-cell>
          <table:table-cell table:style-name="RootElements.C2" office:value-type="string">
            <text:p text:style-name="Text_20_body">Setup for apache</text:p>
          </table:table-cell>
        </table:table-row>
      </table:table>
      <text:p text:style-name="P10"><text:span text:style-name="Emphasis">Example stml config file:</text:span></text:p>
      <text:p text:style-name="RelaxNG">(list sroot <text:s text:c="2"/>"/home/matt/webapps/example"</text:p>
      <text:p text:style-name="RelaxNG"><text:s text:c="6"/>dbtype <text:s/>'sqlite3</text:p>
      <text:p text:style-name="RelaxNG"><text:s text:c="6"/>dbinit <text:s/>'((dbname <text:s text:c="2"/>. ".db/example.db"))</text:p>
      <text:p text:style-name="RelaxNG"><text:s text:c="6"/>domain <text:s/>"192.168.1.12"</text:p>
      <text:p text:style-name="RelaxNG"><text:s text:c="6"/>logfile "/tmp/stmlrun/example.log")</text:p>
      <text:list text:style-name="Outline" text:continue-numbering="true">
        <text:list-item>
          <text:list text:continue-numbering="true">
            <text:list-item>
              <text:list text:continue-numbering="true">
                <text:list-item>
                  <text:h text:style-name="Heading_20_3" text:outline-level="3">Database connection</text:h>
                </text:list-item>
              </text:list>
            </text:list-item>
          </text:list>
        </text:list-item>
      </text:list>
      <text:p text:style-name="Text_20_body">Postgresql and sqlite are supported.</text:p>
      <table:table table:name="RootElementsContent" table:style-name="RootElementsContent">
        <table:table-column table:style-name="RootElementsContent.A"/>
        <table:table-column table:style-name="RootElementsContent.B"/>
        <table:table-column table:style-name="RootElementsContent.C"/>
        <table:table-column table:style-name="RootElementsContent.D"/>
        <table:table-column table:style-name="RootElementsContent.E"/>
        <table:table-header-rows>
          <table:table-row>
            <table:table-cell table:style-name="RootElementsContent.A1" office:value-type="string">
              <text:p text:style-name="Table_20_Heading">Database</text:p>
            </table:table-cell>
            <table:table-cell table:style-name="RootElementsContent.A1" office:value-type="string">
              <text:p text:style-name="Table_20_Heading">Ease of installation</text:p>
            </table:table-cell>
            <table:table-cell table:style-name="RootElementsContent.A1" office:value-type="string">
              <text:p text:style-name="Table_20_Heading">Security</text:p>
            </table:table-cell>
            <table:table-cell table:style-name="RootElementsContent.A1" office:value-type="string">
              <text:p text:style-name="Table_20_Heading">Performance</text:p>
            </table:table-cell>
            <table:table-cell table:style-name="RootElementsContent.E1" office:value-type="string">
              <text:p text:style-name="Table_20_Heading">best for</text:p>
            </table:table-cell>
          </table:table-row>
        </table:table-header-rows>
        <table:table-row>
          <table:table-cell table:style-name="RootElementsContent.A2" office:value-type="string">
            <text:p text:style-name="Table_20_Contents"><text:span text:style-name="Element">sqlite3</text:span></text:p>
          </table:table-cell>
          <table:table-cell table:style-name="RootElementsContent.A2" office:value-type="string">
            <text:p text:style-name="P6">easy</text:p>
          </table:table-cell>
          <table:table-cell table:style-name="RootElementsContent.A2" office:value-type="string">
            <text:p text:style-name="P6">poor</text:p>
          </table:table-cell>
          <table:table-cell table:style-name="RootElementsContent.A2" office:value-type="string">
            <text:p text:style-name="P6">ok</text:p>
          </table:table-cell>
          <table:table-cell table:style-name="RootElementsContent.E2" office:value-type="string">
            <text:p text:style-name="P6">development, very small sites</text:p>
          </table:table-cell>
        </table:table-row>
        <table:table-row>
          <table:table-cell table:style-name="RootElementsContent.A2" office:value-type="string">
            <text:p text:style-name="Table_20_Contents"><text:span text:style-name="Element">postgresql</text:span></text:p>
          </table:table-cell>
          <table:table-cell table:style-name="RootElementsContent.A2" office:value-type="string">
            <text:p text:style-name="P7">hard</text:p>
          </table:table-cell>
          <table:table-cell table:style-name="RootElementsContent.A2" office:value-type="string">
            <text:p text:style-name="P6">good</text:p>
          </table:table-cell>
          <table:table-cell table:style-name="RootElementsContent.A2" office:value-type="string">
            <text:p text:style-name="P7">good</text:p>
          </table:table-cell>
          <table:table-cell table:style-name="RootElementsContent.E2" office:value-type="string">
            <text:p text:style-name="P6">deployment, busy sites</text:p>
          </table:table-cell>
        </table:table-row>
        <table:table-row>
          <table:table-cell table:style-name="RootElementsContent.A2" office:value-type="string">
            <text:p text:style-name="Table_20_Contents"><text:span text:style-name="Element">datadraw</text:span></text:p>
          </table:table-cell>
          <table:table-cell table:style-name="RootElementsContent.A2" office:value-type="string">
            <text:p text:style-name="P7">very hard, support very experimental</text:p>
          </table:table-cell>
          <table:table-cell table:style-name="RootElementsContent.A2" office:value-type="string">
            <text:p text:style-name="P6">poor</text:p>
          </table:table-cell>
          <table:table-cell table:style-name="RootElementsContent.A2" office:value-type="string">
            <text:p text:style-name="P6">exceptional</text:p>
          </table:table-cell>
          <table:table-cell table:style-name="RootElementsContent.E2" office:value-type="string">
            <text:p text:style-name="P7">mega sites</text:p>
          </table:table-cell>
        </table:table-row>
        <table:table-row>
          <table:table-cell table:style-name="RootElementsContent.A2" office:value-type="string">
            <text:p text:style-name="Table_20_Contents"><text:span text:style-name="Element">mysql</text:span></text:p>
          </table:table-cell>
          <table:table-cell table:style-name="RootElementsContent.A2" office:value-type="string">
            <text:p text:style-name="P6">not supported yet</text:p>
          </table:table-cell>
          <table:table-cell table:style-name="RootElementsContent.A2" office:value-type="string">
            <text:p text:style-name="P7"/>
          </table:table-cell>
          <table:table-cell table:style-name="RootElementsContent.A2" office:value-type="string">
            <text:p text:style-name="P7"/>
          </table:table-cell>
          <table:table-cell table:style-name="RootElementsContent.E2" office:value-type="string">
            <text:p text:style-name="P7"/>
          </table:table-cell>
        </table:table-row>
        <table:table-row>
          <table:table-cell table:style-name="RootElementsContent.A2" office:value-type="string">
            <text:p text:style-name="Table_20_Contents"><text:span text:style-name="Element"/></text:p>
          </table:table-cell>
          <table:table-cell table:style-name="RootElementsContent.A2" office:value-type="string">
            <text:p text:style-name="P7"/>
          </table:table-cell>
          <table:table-cell table:style-name="RootElementsContent.A2" office:value-type="string">
            <text:p text:style-name="P7"/>
          </table:table-cell>
          <table:table-cell table:style-name="RootElementsContent.A2" office:value-type="string">
            <text:p text:style-name="P7"/>
          </table:table-cell>
          <table:table-cell table:style-name="RootElementsContent.E2" office:value-type="string">
            <text:p text:style-name="P7"/>
          </table:table-cell>
        </table:table-row>
      </table:table>
      <text:p text:style-name="Text_20_body"/>
      <text:list text:style-name="Outline" text:continue-numbering="true">
        <text:list-item>
          <text:list text:continue-numbering="true">
            <text:list-item>
              <text:list text:continue-numbering="true">
                <text:list-item>
                  <text:h text:style-name="Heading_20_3" text:outline-level="3"><text:span text:style-name="Label"/></text:h>
                </text:list-item>
              </text:list>
            </text:list-item>
          </text:list>
        </text:list-item>
      </text:list>
      <text:p text:style-name="Text_20_body"><text:span text:style-name="Label"/></text:p>
      <text:p text:style-name="P8"><text:soft-page-break/>This box could be really handy :-)</text:p>
      <text:list text:style-name="Outline" text:continue-numbering="true">
        <text:list-item>
          <text:list text:continue-numbering="true">
            <text:list-item>
              <text:h text:style-name="Heading_20_2" text:outline-level="2">A first page</text:h>
            </text:list-item>
          </text:list>
        </text:list-item>
      </text:list>
      <text:p text:style-name="Text_20_body">In the pages directory create a sub directory for the page.</text:p>
      <text:p text:style-name="Text_20_body">mkdir maint</text:p>
      <text:p text:style-name="Text_20_body">In the newly created directory two files are needed. <text:s/>view.scm and control.scm. </text:p>
      <text:p text:style-name="Illustration">control.scm</text:p>
      <text:p text:style-name="RelaxNG">;; Copyright 2007-2008, Matthew Welland. matt@kiatoa.com All rights reserved.</text:p>
      <text:p text:style-name="RelaxNG">;; </text:p>
      <text:p text:style-name="RelaxNG">;; maint/control.scm</text:p>
      <text:p text:style-name="RelaxNG">;;</text:p>
      <text:p text:style-name="RelaxNG">(s:load-model "maint")</text:p>
      <text:p text:style-name="RelaxNG"/>
      <text:p text:style-name="RelaxNG">;; remember that the system will call the function &lt;pagename&gt;-action </text:p>
      <text:p text:style-name="RelaxNG">;; with the action as a parameter</text:p>
      <text:p text:style-name="RelaxNG">(define (maint-action action)</text:p>
      <text:p text:style-name="RelaxNG"><text:s text:c="2"/>(let ((asym (string-&gt;symbol action)))</text:p>
      <text:p text:style-name="RelaxNG"><text:s text:c="4"/>(s:log "Doing action! " action)</text:p>
      <text:p text:style-name="RelaxNG"><text:s text:c="4"/>(case asym</text:p>
      <text:p text:style-name="RelaxNG"><text:s text:c="6"/>('update_tables</text:p>
      <text:p text:style-name="RelaxNG"><text:s text:c="7"/>(maint:update-tables)))))</text:p>
      <text:p text:style-name="Illustration">view.scm</text:p>
      <text:p text:style-name="RelaxNG">;; Copyright 2007-2008, Matthew Welland. matt@kiatoa.com All rights reserved.</text:p>
      <text:p text:style-name="RelaxNG">;; </text:p>
      <text:p text:style-name="RelaxNG">;; maint/view.scm</text:p>
      <text:p text:style-name="RelaxNG">;;</text:p>
      <text:p text:style-name="RelaxNG">(if (maint:am-i-maint?)</text:p>
      <text:p text:style-name="RelaxNG"><text:s text:c="4"/>(list</text:p>
      <text:p text:style-name="RelaxNG"><text:s text:c="5"/>(s:h1 "Hello Maint!")</text:p>
      <text:p text:style-name="RelaxNG"><text:s text:c="5"/>(s:p (s:a "Update Tables" 'href (s:link-to (s:current-page) </text:p>
      <text:p text:style-name="RelaxNG"><text:tab/><text:tab/><text:tab/><text:tab/><text:tab/>'action "maint.update_tables"))))</text:p>
      <text:p text:style-name="RelaxNG"><text:s text:c="4"/>'())</text:p>
      <text:list text:style-name="Outline" text:continue-numbering="true">
        <text:list-item>
          <text:list text:continue-numbering="true">
            <text:list-item>
              <text:list text:continue-numbering="true">
                <text:list-item>
                  <text:h text:style-name="Heading_20_3" text:outline-level="3">This could be useful also</text:h>
                </text:list-item>
              </text:list>
            </text:list-item>
          </text:list>
        </text:list-item>
      </text:list>
      <text:p text:style-name="Text_20_body"><draw:frame draw:style-name="fr1" draw:name="Frame1" text:anchor-type="paragraph" svg:width="3.5646in" draw:z-index="0"><draw:text-box fo:min-height="2.4591in"><text:p text:style-name="Frame_20_contents"><draw:rect text:anchor-type="paragraph" draw:z-index="1" draw:style-name="gr1" draw:text-style-name="P19" svg:width="2.7976in" svg:height="2.1732in" svg:x="0.7929in" svg:y="0.1602in"><text:p/></draw:rect><draw:rect text:anchor-type="paragraph" draw:z-index="2" draw:style-name="gr1" draw:text-style-name="P19" svg:width="1.8898in" svg:height="1.7559in" svg:x="1.5366in" svg:y="0.4882in"><text:p/></draw:rect><draw:frame text:anchor-type="paragraph" draw:z-index="3" draw:style-name="gr2" svg:width="1.2059in" svg:height="0.4768in" svg:x="1.6709in" svg:y="0.5772in"><draw:text-box><text:p>sub page</text:p></draw:text-box></draw:frame><draw:frame text:anchor-type="paragraph" draw:z-index="4" draw:style-name="gr3" svg:width="0.9232in" svg:height="0.1862in" svg:x="0.8807in" svg:y="0.2346in"><draw:text-box><text:p>page</text:p></draw:text-box></draw:frame></text:p></draw:text-box></draw:frame>Pages can be installed inside other pages. Note that the -action mechanism <text:span text:style-name="T2">does not</text:span> apply in that case.</text:p>
      <text:p text:style-name="Text_20_body"/>
      <text:list text:style-name="Outline" text:continue-numbering="true">
        <text:list-item>
          <text:h text:style-name="Heading_20_1" text:outline-level="1">Howtos</text:h>
          <text:list>
            <text:list-item>
              <text:h text:style-name="Heading_20_2" text:outline-level="2">Including a page within a page</text:h>
            </text:list-item>
          </text:list>
        </text:list-item>
      </text:list>
      <text:p text:style-name="Standard">(s:call “pagename”)</text:p>
      <text:p text:style-name="Standard">Keep in mind that varialbles are global and you should make an effort to keep you namespaces isolated. I suggest prefixing all identifiers with the page name. </text:p>
      <text:list text:style-name="Outline" text:continue-numbering="true">
        <text:list-item>
          <text:list text:continue-numbering="true">
            <text:list-item>
              <text:h text:style-name="Heading_20_2" text:outline-level="2">Buttons</text:h>
            </text:list-item>
            <text:list-item>
              <text:h text:style-name="Heading_20_2" text:outline-level="2">Forms</text:h>
            </text:list-item>
          </text:list>
        </text:list-item>
      </text:list>
      <text:p text:style-name="P18">In the view.scm create the form</text:p>
      <text:p text:style-name="RelaxNG"><text:s text:c="6"/>(s:form 'action "discussion.new_post" 'method "post" 'id </text:p>
      <text:p text:style-name="RelaxNG"><text:s text:c="9"/>(s:get "discussion.parent_object_id")</text:p>
      <text:p text:style-name="RelaxNG"><text:s text:c="7"/>(s:br)(s:strong "Subject:")(s:br)</text:p>
      <text:p text:style-name="RelaxNG"><text:s text:c="8"/>(s:input-preserve 'type "text" 'name "post_title" 'size "65" </text:p>
      <text:p text:style-name="RelaxNG"><text:s text:c="26"/>'maxlength "80")(s:br)</text:p>
      <text:p text:style-name="RelaxNG"><text:s text:c="8"/>(s:strong "Comment:")(s:br)</text:p>
      <text:p text:style-name="RelaxNG"><text:s text:c="8"/>(s:textarea-preserve 'type "textarea" 'name "post_body" 'rows "10" </text:p>
      <text:p text:style-name="RelaxNG"><text:s text:c="29"/>'cols "65")(s:br)</text:p>
      <text:p text:style-name="RelaxNG"><text:s text:c="8"/>(s:input 'type "submit" 'name "new_post" 'value "Submit")</text:p>
      <text:p text:style-name="RelaxNG"><text:s text:c="8"/>(s:input 'type "submit" 'name "new_post" 'value "Preview")</text:p>
      <text:p text:style-name="RelaxNG"><text:s text:c="8"/>(s:input 'type "submit" 'name "new_post" 'value "Cancel"))</text:p>
      <text:p text:style-name="P18">Then in control.scm in the -action block:</text:p>
      <text:p text:style-name="RelaxNG">(define (discussion-action action)</text:p>
      <text:p text:style-name="RelaxNG"><text:s text:c="2"/>;; (s:log "Got action=" action)</text:p>
      <text:p text:style-name="RelaxNG"><text:s text:c="2"/>(case (string-&gt;symbol action)</text:p>
      <text:p text:style-name="RelaxNG"><text:s text:c="4"/>('reply</text:p>
      <text:p text:style-name="RelaxNG"><text:s text:c="5"/>(s:log "discussion-action reply"))</text:p>
      <text:p text:style-name="RelaxNG"><text:s text:c="4"/>('new_post</text:p>
      <text:p text:style-name="RelaxNG"><text:s text:c="5"/>(let ((button (s:get-input 'new_post)))</text:p>
      <text:p text:style-name="RelaxNG"><text:s text:c="7"/>;; (s:log "new_post with button: " button)</text:p>
      <text:p text:style-name="RelaxNG"><text:s text:c="7"/>(cond</text:p>
      <text:p text:style-name="RelaxNG"><text:s text:c="8"/>((equal? button "Submit")</text:p>
      <text:p text:style-name="RelaxNG"><text:s text:c="9"/>(disc-curr 'submit (s:get-input 'post_title) (s:get-input 'post_body)))</text:p>
      <text:p text:style-name="RelaxNG"><text:s text:c="8"/>((equal? button "Cancel")</text:p>
      <text:p text:style-name="RelaxNG"><text:s text:c="9"/>(disc-curr 'cancel))</text:p>
      <text:p text:style-name="RelaxNG"><text:s text:c="8"/>((equal? button "Preview")</text:p>
      <text:p text:style-name="RelaxNG"><text:s text:c="9"/>(disc-curr 'preview (s:get-input 'post_title)(s:get-input 'post_body)))</text:p>
      <text:p text:style-name="RelaxNG"><text:s text:c="8"/>(else</text:p>
      <text:p text:style-name="RelaxNG"><text:s text:c="9"/>(s:set! "new-discussion-post" 1)))))))</text:p>
      <text:list text:style-name="Outline" text:continue-numbering="true">
        <text:list-item>
          <text:list text:continue-numbering="true">
            <text:list-item>
              <text:h text:style-name="Heading_20_2" text:outline-level="2"><text:soft-page-break/>Linking to pages inside the application</text:h>
            </text:list-item>
            <text:list-item>
              <text:h text:style-name="Heading_20_2" text:outline-level="2">Uploading files</text:h>
            </text:list-item>
            <text:list-item>
              <text:h text:style-name="Heading_20_2" text:outline-level="2">Downloading files</text:h>
            </text:list-item>
          </text:list>
        </text:list-item>
        <text:list-item>
          <text:h text:style-name="Heading_20_1" text:outline-level="1">DBI Reference</text:h>
        </text:list-item>
      </text:list>
      <text:p text:style-name="Text_20_body"><text:span text:style-name="Label">A simple dbi is provided for making initial getting going easier. It is expected that as your app matures you will want to rewrite your critical db interfaces for speed.</text:span></text:p>
      <text:list text:style-name="Outline" text:continue-numbering="true">
        <text:list-item>
          <text:list text:continue-numbering="true">
            <text:list-item>
              <text:h text:style-name="Heading_20_2" text:outline-level="2"><text:span text:style-name="Label">Commands</text:span></text:h>
              <text:list>
                <text:list-item>
                  <text:h text:style-name="Heading_20_3" text:outline-level="3"><text:span text:style-name="Label">dbi:open</text:span></text:h>
                </text:list-item>
              </text:list>
            </text:list-item>
          </text:list>
        </text:list-item>
      </text:list>
      <text:p text:style-name="Text_20_body"><text:span text:style-name="Label"><text:s/>(dbi:open dbtype dbinit)</text:span></text:p>
      <text:list text:style-name="Outline" text:continue-numbering="true">
        <text:list-item>
          <text:list text:continue-numbering="true">
            <text:list-item>
              <text:list text:continue-numbering="true">
                <text:list-item>
                  <text:h text:style-name="Heading_20_3" text:outline-level="3"><text:span text:style-name="Label">dbi:for-each-row</text:span></text:h>
                </text:list-item>
              </text:list>
            </text:list-item>
          </text:list>
        </text:list-item>
      </text:list>
      <text:p text:style-name="Standard"><text:span text:style-name="Label">(dbi:for-each-row proc dbh stmt param1 param2 ...)</text:span></text:p>
      <text:list text:style-name="Outline" text:continue-numbering="true">
        <text:list-item>
          <text:list text:continue-numbering="true">
            <text:list-item>
              <text:list text:continue-numbering="true">
                <text:list-item>
                  <text:h text:style-name="Heading_20_3" text:outline-level="3"><text:span text:style-name="Label">dbi:exec</text:span></text:h>
                </text:list-item>
              </text:list>
            </text:list-item>
          </text:list>
        </text:list-item>
      </text:list>
      <text:p text:style-name="Standard"><text:span text:style-name="Label">(dbi:exec dbh stmt param1 param2 ...)</text:span></text:p>
      <text:list text:style-name="Outline" text:continue-numbering="true">
        <text:list-item>
          <text:list text:continue-numbering="true">
            <text:list-item>
              <text:list text:continue-numbering="true">
                <text:list-item>
                  <text:h text:style-name="Heading_20_3" text:outline-level="3"><text:span text:style-name="Label">dbi:get-one</text:span></text:h>
                </text:list-item>
              </text:list>
            </text:list-item>
          </text:list>
        </text:list-item>
      </text:list>
      <text:p text:style-name="Standard"><text:span text:style-name="Label">(dbi:get-one dbh stmt param1 para2 ...)</text:span></text:p>
      <text:list text:style-name="Outline" text:continue-numbering="true">
        <text:list-item>
          <text:list text:continue-numbering="true">
            <text:list-item>
              <text:list text:continue-numbering="true">
                <text:list-item>
                  <text:h text:style-name="Heading_20_3" text:outline-level="3"><text:span text:style-name="Label">dbi:get-row</text:span></text:h>
                </text:list-item>
                <text:list-item>
                  <text:h text:style-name="Heading_20_3" text:outline-level="3"><text:span text:style-name="Label">dbi:get-rows</text:span></text:h>
                </text:list-item>
              </text:list>
            </text:list-item>
          </text:list>
        </text:list-item>
      </text:list>
      <text:p text:style-name="Standard"/>
      <text:list text:style-name="Outline" text:continue-numbering="true">
        <text:list-item>
          <text:h text:style-name="Heading_20_1" text:outline-level="1">The stml reference</text:h>
        </text:list-item>
      </text:list>
      <text:p text:style-name="Text_20_body">Please see the code for resolving any conflicts in behaviour of the code versus the documentation.</text:p>
      <text:list text:style-name="Outline" text:continue-numbering="true">
        <text:list-item>
          <text:list text:continue-numbering="true">
            <text:list-item>
              <text:h text:style-name="Heading_20_2" text:outline-level="2">stml.scm</text:h>
            </text:list-item>
          </text:list>
        </text:list-item>
      </text:list>
      <text:p text:style-name="Text_20_body">The basic scheme based “html”.</text:p>
      <text:list text:style-name="Outline" text:continue-numbering="true">
        <text:list-item>
          <text:list text:continue-numbering="true">
            <text:list-item>
              <text:list text:continue-numbering="true">
                <text:list-item>
                  <text:h text:style-name="Heading_20_3" text:outline-level="3">s:&lt;tag&gt;</text:h>
                </text:list-item>
              </text:list>
            </text:list-item>
          </text:list>
        </text:list-item>
      </text:list>
      <text:p text:style-name="Text_20_body">The s:<text:span text:style-name="Element">&lt;tag&gt;</text:span> elements corrospond to the HTML equivalents.</text:p>
      <text:p text:style-name="Text_20_body"/>
      <text:list text:style-name="Outline" text:continue-numbering="true">
        <text:list-item>
          <text:list text:continue-numbering="true">
            <text:list-item>
              <text:list text:continue-numbering="true">
                <text:list-item>
                  <text:h text:style-name="Heading_20_3" text:outline-level="3">s:input – radio buttons, pull down selectors</text:h>
                </text:list-item>
              </text:list>
            </text:list-item>
          </text:list>
        </text:list-item>
      </text:list>
      <text:p text:style-name="Text_20_body">(s:input 'type "radio" <text:s text:c="3"/>'name "plurality" 'value poll-item-id)</text:p>
      <text:list text:style-name="Outline" text:continue-numbering="true">
        <text:list-item>
          <text:list text:continue-numbering="true">
            <text:list-item>
              <text:list text:continue-numbering="true">
                <text:list-item>
                  <text:h text:style-name="Heading_20_3" text:outline-level="3">s:a </text:h>
                </text:list-item>
              </text:list>
            </text:list-item>
          </text:list>
        </text:list-item>
      </text:list>
      <text:p text:style-name="Standard">Linking within the same page:</text:p>
      <text:p text:style-name="RelaxNG">"[" (s:a 'href (s:link-to (s:current-page)</text:p>
      <text:p text:style-name="RelaxNG"><text:tab/><text:tab/><text:tab/> <text:s/>'action "discussion.reply"</text:p>
      <text:p text:style-name="RelaxNG"><text:tab/><text:tab/><text:tab/> <text:s/>'reply_to (number-&gt;string (hash-table-ref row 'posts.id))</text:p>
      <text:p text:style-name="RelaxNG"><text:tab/><text:tab/><text:tab/> <text:s/>'id (s:get "discussion.parent_object_id") ) "reply") "]"</text:p>
      <text:list text:style-name="Outline" text:continue-numbering="true">
        <text:list-item>
          <text:list text:continue-numbering="true">
            <text:list-item>
              <text:list text:continue-numbering="true">
                <text:list-item>
                  <text:h text:style-name="Heading_20_3" text:outline-level="3">s:get-param – getting parameters from the URL</text:h>
                </text:list-item>
              </text:list>
            </text:list-item>
          </text:list>
        </text:list-item>
      </text:list>
      <text:p text:style-name="Standard"><text:s/>(s:get-param 'id)</text:p>
      <text:list text:style-name="Outline" text:continue-numbering="true">
        <text:list-item>
          <text:list text:continue-numbering="true">
            <text:list-item>
              <text:list text:continue-numbering="true">
                <text:list-item>
                  <text:h text:style-name="Heading_20_3" text:outline-level="3">s:never-called-page?</text:h>
                </text:list-item>
              </text:list>
            </text:list-item>
          </text:list>
        </text:list-item>
      </text:list>
      <text:p text:style-name="Standard">If you call pages hierarchally you may sometimes want a block to only be exectued the first time through. Use s:never-called-page? to achieve this.</text:p>
      <text:p text:style-name="Standard">(s:never-called-page? "homeopathy")</text:p>
      <text:list text:style-name="Outline" text:continue-numbering="true">
        <text:list-item>
          <text:h text:style-name="Heading_20_1" text:outline-level="1">Misc reference</text:h>
          <text:list>
            <text:list-item>
              <text:h text:style-name="Heading_20_2" text:outline-level="2">misc-stml.scm</text:h>
              <text:list>
                <text:list-item>
                  <text:h text:style-name="Heading_20_3" text:outline-level="3">misc:non-zero-string</text:h>
                </text:list-item>
              </text:list>
            </text:list-item>
          </text:list>
        </text:list-item>
      </text:list>
      <text:p text:style-name="Standard">(misc:non-zero-string str) =&gt; true if str is a string of more than zero characters</text:p>
      <text:p text:style-name="Standard"/>
      <text:list text:style-name="Outline" text:continue-numbering="true">
        <text:list-item>
          <text:h text:style-name="P13" text:outline-level="1">Appendices</text:h>
        </text:list-item>
      </text:list>
      <text:list text:style-name="Appendix">
        <text:list-item>
          <text:p text:style-name="Appendix_20_Heading_20_1" text:cond-style-name="Appendix_20_Heading">References</text:p>
        </text:list-item>
      </text:list>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 text:style-name="Strong_20_Emphasis">[</text:index-entry-span>
            <text:index-entry-bibliography text:style-name="Strong_20_Emphasis" text:bibliography-data-field="identifier"/>
            <text:index-entry-span>]</text:index-entry-span>
            <text:index-entry-tab-stop style:type="left" style:position="0in" style:leader-char=" "/>
            <text:index-entry-bibliography text:bibliography-data-field="title"/>
            <text:index-entry-span>, defined by: </text:index-entry-span>
            <text:index-entry-bibliography text:style-name="Emphasis" text:bibliography-data-field="booktitle"/>
            <text:index-entry-span> (</text:index-entry-span>
            <text:index-entry-bibliography text:bibliography-data-field="custom1"/>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index-entry-span>)</text:index-entry-span>
          </text:bibliography-entry-template>
          <text:bibliography-entry-template text:bibliography-type="proceedings"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custom1"/>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bibliography-entry-template>
          <text:bibliography-entry-template text:bibliography-type="unpublished" text:style-name="Bibliography_20_1">
            <text:index-entry-span text:style-name="Strong_20_Emphasis">[</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entry-template text:bibliography-type="www"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author"/>
            <text:index-entry-span>, </text:index-entry-span>
            <text:index-entry-bibliography text:bibliography-data-field="custom1"/>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source>
        <text:index-body>
          <text:p text:style-name="P11"><text:span text:style-name="Strong_20_Emphasis">[SMIL20]</text:span><text:tab/>W3C, <text:span text:style-name="Emphasis">Synchronized Multimedia Integration Language 2.0 (SMIL 2.0)</text:span>, http://www.w3.org/TR/smil20/, W3C, 2001.</text:p>
          <text:p text:style-name="P11"><text:span text:style-name="Strong_20_Emphasis">[SVG]</text:span><text:tab/>Jon Ferraiolo, 藤沢 淳 (FUJISAWA Jun), Dean Jackson, <text:span text:style-name="Emphasis">Scalable Vector Graphics (SVG) 1.1</text:span>, http://www.w3.org/TR/2003/REC-SVG11-20030114/, W3C, 2003.</text:p>
          <text:p text:style-name="P11"><text:span text:style-name="Strong_20_Emphasis">[UAX9]</text:span><text:tab/>Mark Davis, Unicode Standard Annex #9: <text:span text:style-name="Emphasis">The Bidirectional Algorithm, Version 15 or later</text:span>, http://www.unicode.org/reports/tr9/tr9-15.html, 2005</text:p>
          <text:p text:style-name="P11"><text:span text:style-name="Strong_20_Emphasis">[UTR20]</text:span><text:tab/>Martin Dürst and Asmus Freytag, Unicode Technical Report #20: <text:span text:style-name="Emphasis">Unicode in XML and other Markup Languages</text:span>, http://www.unicode.org/reports/tr20/, 2003</text:p>
          <text:p text:style-name="P11"><text:span text:style-name="Strong_20_Emphasis">[XSL]</text:span><text:tab/>W3C, <text:span text:style-name="Emphasis">Extensible Stylesheet Language (XSL)</text:span>, http://www.w3.org/TR/2001/REC-xsl-20011015/, W3C, 2001.</text:p>
        </text:index-body>
      </text:bibliography>
      <text:p text:style-name="Text_20_body"/>
      <text:p text:style-name="Text_20_body"/>
      <text:list text:style-name="Appendix" text:continue-numbering="true">
        <text:list-item>
          <text:p text:style-name="Appendix_20_Heading_20_1" text:cond-style-name="Appendix_20_Heading">Acknowledgments (Non Normative)</text:p>
        </text:list-item>
      </text:list>
      <text:p text:style-name="Title_20_page_20_info">Current Contributors:</text:p>
      <text:p text:style-name="Contributor">Elf</text:p>
      <text:p text:style-name="Contributor"/>
      <text:p text:style-name="Title_20_page_20_info">Previous Contributors:</text:p>
      <text:p text:style-name="Contributo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svg:font-family="Courier" style:font-family-generic="modern" style:font-pitch="fixed"/>
    <style:font-face style:name="Courier New4"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ourier New2" svg:font-family="'Courier New'" style:font-family-generic="roman" style:font-pitch="fixed"/>
    <style:font-face style:name="Aharoni" svg:font-family="Aharoni" style:font-adornments="Bold" style:font-pitch="variable"/>
    <style:font-face style:name="Andale Sans UI" svg:font-family="'Andale Sans UI'" style:font-pitch="variable"/>
    <style:font-face style:name="Arial Black" svg:font-family="'Arial Black'" style:font-adornments="Normal" style:font-pitch="variable"/>
    <style:font-face style:name="MS Mincho" svg:font-family="'MS Mincho'"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555in" fo:margin-bottom="0.0555in" fo:orphans="2" fo:widows="2" text:number-lines="false" text:line-number="0"/>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in" fo:margin-right="0in" fo:margin-top="0.3335in" fo:margin-bottom="0.0835in" fo:text-indent="0in" style:auto-text-indent="false" style:page-number="auto" fo:break-before="page" fo:padding-left="0in" fo:padding-right="0in" fo:padding-top="0.0835in" fo:padding-bottom="0in" fo:border-left="none" fo:border-right="none" fo:border-top="0.0008in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margin-top="0.1665in" fo:margin-bottom="0.0835in" fo:text-indent="0in" style:auto-text-indent="false" fo:break-before="auto" fo:break-after="auto" fo:padding="0in" fo:border="none">
        <style:tab-stops>
          <style:tab-stop style:position="0.25in"/>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in" fo:margin-right="0in" fo:text-indent="0in" style:auto-text-indent="false">
        <style:tab-stops>
          <style:tab-stop style:position="0.25in"/>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in" fo:margin-right="0in" fo:text-indent="0in" style:auto-text-indent="false">
        <style:tab-stops>
          <style:tab-stop style:position="0.25in"/>
        </style:tab-stops>
      </style:paragraph-properties>
      <style:text-properties fo:font-size="12pt" style:font-size-asian="12pt" style:font-size-complex="14pt" style:font-weight-complex="normal"/>
    </style:style>
    <style:style style:name="Heading_20_5" style:display-name="Heading 5" style:family="paragraph" style:parent-style-name="Heading_20_4" style:next-style-name="Standard" style:list-style-name="Outline" style:class="text" style:default-outline-level="5">
      <style:paragraph-properties fo:margin-left="0in" fo:margin-right="0in" fo:text-indent="0in" style:auto-text-indent="false">
        <style:tab-stops>
          <style:tab-stop style:position="0.25in"/>
        </style:tab-stops>
      </style:paragraph-properties>
      <style:text-properties style:font-size-complex="13pt" style:font-style-complex="normal" style:font-weight-complex="bold"/>
    </style:style>
    <style:style style:name="Heading_20_6" style:display-name="Heading 6" style:family="paragraph" style:parent-style-name="Heading_20_5" style:next-style-name="Standard" style:list-style-name="Outline" style:class="text" style:default-outline-level="6">
      <style:paragraph-properties fo:margin-left="0in" fo:margin-right="0in" fo:text-indent="0in" style:auto-text-indent="false">
        <style:tab-stops>
          <style:tab-stop style:position="0.25in"/>
        </style:tab-stops>
      </style:paragraph-properties>
      <style:text-properties fo:font-size="11pt" style:font-size-asian="11pt" style:font-size-complex="11pt" style:font-weight-complex="normal"/>
    </style:style>
    <style:style style:name="Heading_20_7" style:display-name="Heading 7" style:family="paragraph" style:parent-style-name="Heading_20_6" style:next-style-name="Standard" style:list-style-name="Outline" style:class="text" style:default-outline-level="7">
      <style:paragraph-properties fo:margin-left="0in" fo:margin-right="0in" fo:text-indent="0in" style:auto-text-indent="false">
        <style:tab-stops>
          <style:tab-stop style:position="0.25in"/>
        </style:tab-stops>
      </style:paragraph-properties>
    </style:style>
    <style:style style:name="Heading_20_8" style:display-name="Heading 8" style:family="paragraph" style:parent-style-name="Heading_20_7" style:next-style-name="Standard" style:list-style-name="Outline" style:class="text" style:default-outline-level="8">
      <style:paragraph-properties fo:margin-left="0in" fo:margin-right="0in" fo:text-indent="0in" style:auto-text-indent="false">
        <style:tab-stops>
          <style:tab-stop style:position="0.25in"/>
        </style:tab-stops>
      </style:paragraph-properties>
      <style:text-properties fo:font-style="italic" style:font-style-asian="italic" style:font-style-complex="italic"/>
    </style:style>
    <style:style style:name="Heading_20_9" style:display-name="Heading 9" style:family="paragraph" style:parent-style-name="Heading_20_8" style:next-style-name="Standard"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fo:margin-top="0in" fo:margin-bottom="0in" text:number-lines="false" text:line-number="0">
        <style:tab-stops>
          <style:tab-stop style:position="3in" style:type="center"/>
          <style:tab-stop style:position="6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style>
    <style:style style:name="Contents_20_2" style:display-name="Contents 2" style:family="paragraph" style:parent-style-name="Standard" style:next-style-name="Standard" style:class="index">
      <style:paragraph-properties fo:margin-left="0.1665in" fo:margin-right="0in" fo:margin-top="0.0417in" fo:margin-bottom="0.0417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5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1665in" fo:padding-left="0in" fo:padding-right="0in" fo:padding-top="0.0138in" fo:padding-bottom="0in" fo:border-left="none" fo:border-right="none" fo:border-top="0.0008in solid #000000" fo:border-bottom="none"/>
      <style:text-properties fo:color="#333399" fo:font-size="24pt" fo:font-weight="bold" style:letter-kerning="true" style:font-size-asian="24pt" style:font-weight-asian="bold" style:font-name-complex="Arial" style:font-size-complex="16pt" style:font-weight-complex="bold"/>
    </style:style>
    <style:style style:name="Subtitle" style:family="paragraph" style:parent-style-name="Title" style:next-style-name="Text_20_body" style:class="chapter">
      <style:paragraph-properties fo:margin-top="0.1665in" fo:margin-bottom="0.25in"/>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0555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_20_info" style:display-name="Title page info" style:family="paragraph" style:parent-style-name="Standard" style:next-style-name="Title_20_page_20_info_20_description" style:master-page-name="">
      <style:paragraph-properties fo:margin-top="0.0835in" fo:margin-bottom="0in" style:page-number="auto"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style:text-properties fo:color="#000000" fo:font-weight="normal" style:font-weight-asian="normal"/>
    </style:style>
    <style:style style:name="Contributor" style:family="paragraph" style:parent-style-name="Title_20_page_20_info_20_description">
      <style:paragraph-properties fo:margin-top="0in" fo:margin-bottom="0in"/>
      <style:text-properties fo:language="en" fo:country="US"/>
    </style:style>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Code" style:family="paragraph" style:parent-style-name="Standard">
      <style:paragraph-properties fo:margin-left="0in" fo:margin-right="0in" fo:margin-top="0in" fo:margin-bottom="0in" fo:keep-together="always" fo:text-indent="0in" style:auto-text-indent="false" fo:background-color="#d9d9d9" fo:padding-left="0in" fo:padding-right="0in" fo:padding-top="0.0417in" fo:padding-bottom="0.0417in" fo:border-left="none" fo:border-right="none" fo:border-top="0.0008in solid #000000" fo:border-bottom="0.0008in solid #000000">
        <style:tab-stops>
          <style:tab-stop style:position="0.2953in"/>
          <style:tab-stop style:position="0.5902in"/>
          <style:tab-stop style:position="0.8862in"/>
          <style:tab-stop style:position="1.1811in"/>
          <style:tab-stop style:position="1.4764in"/>
          <style:tab-stop style:position="1.7717in"/>
          <style:tab-stop style:position="2.0665in"/>
          <style:tab-stop style:position="2.3626in"/>
          <style:tab-stop style:position="2.6575in"/>
          <style:tab-stop style:position="2.9528in"/>
          <style:tab-stop style:position="3.248in"/>
          <style:tab-stop style:position="3.5429in"/>
        </style:tab-stops>
        <style:background-image/>
      </style:paragraph-properties>
      <style:text-properties style:font-name="Courier New1" fo:font-size="9pt" fo:language="en" fo:country="US" style:font-size-asian="9pt"/>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Appendix_20_Heading_20_1" style:display-name="Appendix Heading 1" style:family="paragraph" style:parent-style-name="Heading_20_1" style:next-style-name="Standard" style:list-style-name="Appendix">
      <style:paragraph-properties fo:margin-left="0in" fo:margin-right="0in" fo:margin-top="0.1945in" fo:margin-bottom="0.1945in" fo:text-indent="0in" style:auto-text-indent="false"/>
      <style:text-properties fo:color="#333399" style:letter-kerning="true"/>
    </style:style>
    <style:style style:name="Example" style:family="paragraph" style:parent-style-name="Code">
      <style:paragraph-properties fo:margin-left="0.3937in" fo:margin-right="0in" fo:text-indent="0in" style:auto-text-indent="false" fo:background-color="#e6e6e6" fo:padding="0.0193in" fo:border="0.0008in solid #000000">
        <style:background-image/>
      </style:paragraph-properties>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style>
    <style:style style:name="Appendix_20_Heading_20_2" style:display-name="Appendix Heading 2" style:family="paragraph" style:parent-style-name="Heading_20_2" style:next-style-name="Text_20_body"/>
    <style:style style:name="Appendix_20_Heading" style:display-name="Appendix Heading" style:family="paragraph" style:parent-style-name="Appendix_20_Heading_20_1"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background-image/>
      </style:paragraph-properties>
    </style:style>
    <style:style style:name="TODO_20_RelaxNG" style:display-name="TODO RelaxNG" style:family="paragraph" style:parent-style-name="RelaxNG">
      <style:paragraph-properties fo:background-color="#ff0000">
        <style:background-image/>
      </style:paragraph-properties>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margin-left="0.3937in" fo:margin-right="0in" fo:text-indent="0in" style:auto-text-indent="false" fo:background-color="#e6e6e6" fo:padding="0.0193in" fo:border="0.0008in solid #000000">
        <style:background-image/>
      </style:paragraph-properties>
    </style:style>
    <style:style style:name="Changed_20_Relax_20_NG" style:display-name="Changed Relax NG" style:family="paragraph" style:parent-style-name="RelaxNG">
      <style:paragraph-properties fo:background-color="#ffff00">
        <style:background-image/>
      </style:paragraph-properties>
    </style:style>
    <style:style style:name="Changed" style:family="paragraph" style:parent-style-name="Text_20_body">
      <style:paragraph-properties fo:background-color="#ffff00">
        <style:background-image/>
      </style:paragraph-properties>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background-image/>
      </style:paragraph-properties>
    </style:style>
    <style:style style:name="Appendix_20_Heading_20_3" style:display-name="Appendix Heading 3" style:family="paragraph" style:parent-style-name="Heading_20_3"/>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naged_20_Example" style:display-name="Chnaged Example" style:family="paragraph" style:parent-style-name="Example"/>
    <style:style style:name="Changed_20_Example" style:display-name="Changed Example" style:family="paragraph" style:parent-style-name="Chnaged_20_Example">
      <style:paragraph-properties fo:background-color="#ffff00">
        <style:background-image/>
      </style:paragraph-properties>
    </style:style>
    <style:style style:name="Changed_20_Table_20_Contents" style:display-name="Changed Table Contents" style:family="paragraph" style:parent-style-name="Table_20_Contents"/>
    <style:style style:name="Changed_20_RelaxNG" style:display-name="Changed RelaxNG" style:family="paragraph" style:parent-style-name="RelaxNG"/>
    <style:style style:name="Changed_20_RelaxNG_20_Strict" style:display-name="Changed RelaxNG Strict" style:family="paragraph" style:parent-style-name="RelaxNG_20_Strict">
      <style:paragraph-properties fo:background-color="#ffff00">
        <style:background-image/>
      </style:paragraph-properties>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language="en" fo:country="US" style:font-name-asian="Courier New" style:font-name-complex="Courier New"/>
    </style:style>
    <style:style style:name="Example" style:family="text">
      <style:text-properties style:font-name="Courier New2"/>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Element" style:family="text" style:parent-style-name="Source_20_Text">
      <style:text-properties style:font-name="Courier New1" style:font-size-rel="-2pt" style:font-size-rel-asian="-2pt"/>
    </style:style>
    <style:style style:name="Attribute" style:family="text" style:parent-style-name="Source_20_Text">
      <style:text-properties style:font-name="Courier New3" fo:font-size="10pt" style:font-size-asian="10pt"/>
    </style:style>
    <style:style style:name="Label" style:family="text">
      <style:text-properties fo:font-weight="bold"/>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style:style>
    <style:style style:name="Changed" style:family="text">
      <style:text-properties fo:background-color="#ffff00"/>
    </style:style>
    <style:style style:name="Attribute_20_Value" style:display-name="Attribute Value" style:family="text">
      <style:text-properties style:use-window-font-color="true" style:font-name="Courier" fo:font-size="10pt" fo:language="en" fo:country="US" style:font-name-asian="Times New Roman" style:font-size-asian="10pt" style:font-name-complex="Times New Roman" style:font-size-complex="12pt" style:language-complex="ar" style:country-complex="SA"/>
    </style:style>
    <style:style style:name="Keyword" style:family="text" style:parent-style-name="Element"/>
    <style:style style:name="XML_20_tag" style:display-name="XML tag" style:family="text">
      <style:text-properties style:font-name="Courier New4" fo:font-size="9.5pt" fo:language="en" fo:country="US"/>
    </style:style>
    <style:style style:name="Reference" style:family="text">
      <style:text-properties fo:font-style="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text:list-style style:name="Outline">
      <text:list-level-style-number text:level="1" style:num-format="1">
        <style:list-level-properties text:min-label-distance="0.05in"/>
      </text:list-level-style-number>
      <text:list-level-style-number text:level="2" style:num-format="1" text:display-levels="2">
        <style:list-level-properties text:min-label-distance="0.05in"/>
      </text:list-level-style-number>
      <text:list-level-style-number text:level="3" style:num-format="1" text:display-levels="3">
        <style:list-level-properties text:min-label-distance="0.05in"/>
      </text:list-level-style-number>
      <text:list-level-style-number text:level="4" style:num-format="">
        <style:list-level-properties text:min-label-distance="0.05in"/>
      </text:list-level-style-number>
      <text:list-level-style-number text:level="5" style:num-format="">
        <style:list-level-properties text:min-label-distance="0.05in"/>
      </text:list-level-style-number>
      <text:list-level-style-number text:level="6" style:num-format="1" text:display-levels="6">
        <style:list-level-properties text:min-label-distance="0.05in"/>
      </text:list-level-style-number>
      <text:list-level-style-number text:level="7" style:num-format="1" text:display-levels="7">
        <style:list-level-properties text:min-label-distance="0.05in"/>
      </text:list-level-style-number>
      <text:list-level-style-number text:level="8" style:num-format="1" text:display-levels="8">
        <style:list-level-properties text:min-label-distance="0.05in"/>
      </text:list-level-style-number>
      <text:list-level-style-number text:level="9" style:num-format="1" text:display-levels="9">
        <style:list-level-properties text:min-label-distance="0.05in"/>
      </text:list-level-style-number>
      <text:list-level-style-number text:level="10" style:num-format="">
        <style:list-level-properties text:min-label-distance="0.0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Zeichenformat" style:num-prefix="Appendix " style:num-suffix="." style:num-format="A" style:num-letter-sync="true">
        <style:list-level-properties text:min-label-width="0.3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Aharoni"/>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fo:language="de" fo:country="DE">
      <text:sort-key text:key="identifier" text:sort-ascending="true"/>
    </text:bibliography-configuration>
    <text:linenumbering-configuration text:style-name="Line_20_numbering" text:offset="0.1965in" style:num-format="1" text:number-position="left" text:increment="1">
      <text:linenumbering-separator text:increment="1">-</text:linenumbering-separator>
    </text:linenumbering-configuration>
  </office:styles>
  <office:automatic-styles>
    <style:page-layout style:name="pm1">
      <style:page-layout-properties fo:page-width="8.5in" fo:page-height="11in" style:num-format="1" style:print-orientation="portrait" fo:margin-top="1in" fo:margin-bottom="0.4925in" fo:margin-left="1.2492in" fo:margin-right="1.2492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311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5116" number:language="en" number:country="US">
      <number:day/>
      <number:text> </number:text>
      <number:month number:style="long" number:textual="true"/>
      <number:text> </number:text>
      <number:year number:style="long"/>
    </number:date-style>
  </office:automatic-styles>
  <office:master-styles>
    <style:master-page style:name="Standard" style:page-layout-name="pm1">
      <style:footer>
        <text:user-field-decls>
          <text:user-field-decl office:value-type="float" office:value="39678" text:name="Date"/>
        </text:user-field-decls>
        <text:p text:style-name="Footer">stml-manual.odt<text:tab/><text:tab/><text:user-field-get style:data-style-name="N5116" text:name="Date">18 August 2008</text:user-field-get></text:p>
        <text:p text:style-name="Footer">Copyright © Matthew Welland 2007 - 2008. All Rights Reserved.<text:tab/><text:tab/>Page <text:page-number text:select-page="current">14</text:page-number> of <text:page-count style:num-format="1">14</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ofessionalManual</dc:title>
    <meta:initial-creator>Matt Welland</meta:initial-creator>
    <meta:creation-date>2008-09-09T19:28:37</meta:creation-date>
    <dc:creator>Matt Welland</dc:creator>
    <dc:date>2008-09-24T20:30:10</dc:date>
    <meta:keyword>OASIS</meta:keyword>
    <meta:keyword>open</meta:keyword>
    <meta:keyword>Office</meta:keyword>
    <dc:language>en-US</dc:language>
    <meta:editing-cycles>25</meta:editing-cycles>
    <meta:editing-duration>P5DT3H39M9S</meta:editing-duration>
    <meta:template xlink:type="simple" xlink:actuate="onRequest" xlink:href="../../../../.openoffice.org2/user/template/ProfessionalManual.ott" xlink:title="ProfessionalManual" meta:date="2008-09-09T19:28:36"/>
    <meta:user-defined meta:name="VcsId">$Id$</meta:user-defined>
    <meta:user-defined meta:name="Info 2"/>
    <meta:user-defined meta:name="Info 3"/>
    <meta:user-defined meta:name="Info 4"/>
    <meta:document-statistic meta:table-count="2" meta:image-count="0" meta:object-count="0" meta:page-count="14" meta:paragraph-count="232" meta:word-count="1226" meta:character-count="7868"/>
  </office:meta>
</office:document-meta>
</file>